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ec98" officeooo:paragraph-rsid="0001ec98"/>
    </style:style>
    <style:style style:name="P2" style:family="paragraph" style:parent-style-name="Standard">
      <style:text-properties officeooo:rsid="0001ec98" officeooo:paragraph-rsid="0004463e"/>
    </style:style>
    <style:style style:name="P3" style:family="paragraph" style:parent-style-name="Standard">
      <style:text-properties officeooo:rsid="0003ba49" officeooo:paragraph-rsid="0003ba49"/>
    </style:style>
    <style:style style:name="P4" style:family="paragraph" style:parent-style-name="Standard">
      <style:text-properties officeooo:rsid="0003ba49" officeooo:paragraph-rsid="00081b78"/>
    </style:style>
    <style:style style:name="P5" style:family="paragraph" style:parent-style-name="Standard">
      <style:text-properties officeooo:rsid="0003ba49" officeooo:paragraph-rsid="001c8489"/>
    </style:style>
    <style:style style:name="P6" style:family="paragraph" style:parent-style-name="Standard" style:list-style-name="L1">
      <style:text-properties officeooo:rsid="000578b4" officeooo:paragraph-rsid="000578b4"/>
    </style:style>
    <style:style style:name="P7" style:family="paragraph" style:parent-style-name="Standard" style:list-style-name="L1">
      <style:text-properties officeooo:rsid="0006747b" officeooo:paragraph-rsid="0006747b"/>
    </style:style>
    <style:style style:name="P8" style:family="paragraph" style:parent-style-name="Standard" style:list-style-name="L1">
      <style:text-properties officeooo:rsid="0006747b" officeooo:paragraph-rsid="00164f30"/>
    </style:style>
    <style:style style:name="P9" style:family="paragraph" style:parent-style-name="Standard">
      <style:text-properties officeooo:rsid="0006747b" officeooo:paragraph-rsid="0006747b"/>
    </style:style>
    <style:style style:name="P10" style:family="paragraph" style:parent-style-name="Standard">
      <style:text-properties officeooo:rsid="00081b78" officeooo:paragraph-rsid="00081b78"/>
    </style:style>
    <style:style style:name="P11" style:family="paragraph" style:parent-style-name="Standard" style:list-style-name="L2">
      <style:text-properties officeooo:rsid="00081b78" officeooo:paragraph-rsid="00081b78"/>
    </style:style>
    <style:style style:name="P12" style:family="paragraph" style:parent-style-name="Standard" style:list-style-name="L2">
      <style:text-properties officeooo:rsid="00081b78" officeooo:paragraph-rsid="0009c53e"/>
    </style:style>
    <style:style style:name="P13" style:family="paragraph" style:parent-style-name="Standard" style:list-style-name="L2">
      <style:text-properties officeooo:rsid="000992a9" officeooo:paragraph-rsid="000992a9"/>
    </style:style>
    <style:style style:name="P14" style:family="paragraph" style:parent-style-name="Standard" style:list-style-name="L2">
      <style:text-properties officeooo:rsid="0009c53e" officeooo:paragraph-rsid="0009c53e"/>
    </style:style>
    <style:style style:name="P15" style:family="paragraph" style:parent-style-name="Standard" style:list-style-name="L2">
      <style:text-properties style:text-line-through-style="solid" style:text-line-through-type="single" officeooo:rsid="0009c53e" officeooo:paragraph-rsid="0009c53e"/>
    </style:style>
    <style:style style:name="P16" style:family="paragraph" style:parent-style-name="Standard" style:list-style-name="L2">
      <style:text-properties style:text-line-through-style="solid" style:text-line-through-type="single" officeooo:rsid="00081b78" officeooo:paragraph-rsid="00081b78"/>
    </style:style>
    <style:style style:name="T1" style:family="text">
      <style:text-properties officeooo:rsid="0003f45f"/>
    </style:style>
    <style:style style:name="T2" style:family="text">
      <style:text-properties officeooo:rsid="0004463e"/>
    </style:style>
    <style:style style:name="T3" style:family="text">
      <style:text-properties officeooo:rsid="0006881a"/>
    </style:style>
    <style:style style:name="T4" style:family="text">
      <style:text-properties officeooo:rsid="000992a9"/>
    </style:style>
    <style:style style:name="T5" style:family="text">
      <style:text-properties officeooo:rsid="000cee32"/>
    </style:style>
    <style:style style:name="T6" style:family="text">
      <style:text-properties officeooo:rsid="000e5b88"/>
    </style:style>
    <style:style style:name="T7" style:family="text">
      <style:text-properties officeooo:rsid="000fd101"/>
    </style:style>
    <style:style style:name="T8" style:family="text">
      <style:text-properties officeooo:rsid="00117473"/>
    </style:style>
    <style:style style:name="T9" style:family="text">
      <style:text-properties officeooo:rsid="0013474c"/>
    </style:style>
    <style:style style:name="T10" style:family="text">
      <style:text-properties officeooo:rsid="0014e525"/>
    </style:style>
    <style:style style:name="T11" style:family="text">
      <style:text-properties officeooo:rsid="00164f30"/>
    </style:style>
    <style:style style:name="T12" style:family="text">
      <style:text-properties officeooo:rsid="00169d2a"/>
    </style:style>
    <style:style style:name="T13" style:family="text">
      <style:text-properties officeooo:rsid="0018696d"/>
    </style:style>
    <style:style style:name="T14" style:family="text">
      <style:text-properties officeooo:rsid="001a53f1"/>
    </style:style>
    <style:style style:name="T15" style:family="text">
      <style:text-properties officeooo:rsid="001f6c7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in-Driven <text:span text:style-name="T1">Designed</text:span> Ministries?</text:p>
      <text:p text:style-name="P1"/>
      <text:p text:style-name="P1">Every now and then in Germany, and I <text:span text:style-name="T7">think</text:span> it is not much different in other countries, <text:span text:style-name="T7">there are </text:span>public discussions <text:span text:style-name="T7">about</text:span> whether a ministry is <text:span text:style-name="T7">headed</text:span> by the right person <text:span text:style-name="T7">or not</text:span>. <text:span text:style-name="T7">Usually this</text:span> person can be a politician with <text:span text:style-name="T7">a wide</text:span> political network and experience xor, in very rare cases, a <text:span text:style-name="T8">subject matter</text:span> expert.</text:p>
      <text:p text:style-name="P1"/>
      <text:p text:style-name="P2">What if both would be possible? What if ministries <text:span text:style-name="T5">had</text:span> to be <text:span text:style-name="T5">run</text:span> by two-person teams?</text:p>
      <text:p text:style-name="P1"/>
      <text:p text:style-name="P5">As a <text:a xlink:type="simple" xlink:href="https://www.linkedin.com/feed/hashtag/?keywords=softwarearchitecture&amp;highlightedUpdateUrns=urn%3Ali%3Aactivity%3A6892174185313943554" text:style-name="Internet_20_link" text:visited-style-name="Visited_20_Internet_20_Link">#softwarearchitecture</text:a> <text:s/><text:a xlink:type="simple" xlink:href="https://www.linkedin.com/feed/hashtag/?keywords=softwareengineering&amp;highlightedUpdateUrns=urn%3Ali%3Aactivity%3A6892174185313943554" text:style-name="Internet_20_link" text:visited-style-name="Visited_20_Internet_20_Link">#softwareengineering</text:a> guy, my standard solution space is <text:span text:style-name="T9">heavily</text:span> SW biased and <text:span text:style-name="T2">so I am wondering if some basic Domain-Driven Design </text:span><text:span text:style-name="T9">ideas might</text:span><text:span text:style-name="T2"> help:</text:span></text:p>
      <text:p text:style-name="P3"/>
      <text:list xml:id="list3727902487" text:style-name="L1">
        <text:list-item>
          <text:p text:style-name="P6">The two-person team leading a specific ministry consist of one person with all <text:span text:style-name="T10">the</text:span> necessary <text:span text:style-name="T6">political</text:span> background and one specialist <text:span text:style-name="T10">in</text:span> the ministry-<text:span text:style-name="T10">specific</text:span> domain. (A specialist with <text:span text:style-name="T10">a </text:span>theoretical and practical domain background is preferred to an “outstanding” expert.)</text:p>
        </text:list-item>
        <text:list-item>
          <text:p text:style-name="P6">Both define a ubiquitous language as base for a common understanding in communication and when creating and maintaining the domain model.</text:p>
        </text:list-item>
        <text:list-item>
          <text:p text:style-name="P8">The domain model is created <text:span text:style-name="T11">jointly </text:span>at the beginning of the legislative period, but <text:span text:style-name="T11">is</text:span> continuously improved and <text:span text:style-name="T11">adjusted if</text:span> necessary. The model form<text:span text:style-name="T11">s</text:span> the bas<text:span text:style-name="T11">is </text:span>for all strategic and tactical measures.</text:p>
        </text:list-item>
        <text:list-item>
          <text:p text:style-name="P7">After the next <text:span text:style-name="T12">election,</text:span> the political situation <text:span text:style-name="T12">can</text:span> change over night, but not so the domain needs. <text:span text:style-name="T3">To take this into account, an existing domain model always </text:span><text:span text:style-name="T12">forms</text:span><text:span text:style-name="T3"> the starting point for the next minister team.</text:span></text:p>
        </text:list-item>
      </text:list>
      <text:p text:style-name="P9"/>
      <text:p text:style-name="P10">What do you think <text:span text:style-name="T13">of</text:span> this approach?</text:p>
      <text:p text:style-name="P10"/>
      <text:list xml:id="list1827692134" text:style-name="L2">
        <text:list-item>
          <text:p text:style-name="P12">Sounds promising, could <text:span text:style-name="T4">be a real </text:span>improvement.</text:p>
        </text:list-item>
        <text:list-item>
          <text:p text:style-name="P15">Finding the right people to lead ministries is not a problem.</text:p>
        </text:list-item>
        <text:list-item>
          <text:p text:style-name="P11">That is a SW concept and cannot be transferred to other areas.</text:p>
        </text:list-item>
        <text:list-item>
          <text:p text:style-name="P16">This is not even <text:span text:style-name="T14">widely</text:span> accepted/applied in the SW business.</text:p>
        </text:list-item>
        <text:list-item>
          <text:p text:style-name="P13">In the end, you need one single person to make the decisions.</text:p>
        </text:list-item>
        <text:list-item>
          <text:p text:style-name="P14">A ministry should be lead by a politician, important domains have powerful lobbyist <text:span text:style-name="T14">who take</text:span> care <text:span text:style-name="T14">of the needs</text:span>. </text:p>
        </text:list-item>
      </text:list>
      <text:p text:style-name="P4"/>
      <text:p text:style-name="P4">1 - Sounds promising</text:p>
      <text:p text:style-name="P4"><text:span text:style-name="T15">2</text:span> - Single person decisions</text:p>
      <text:p text:style-name="P4"><text:span text:style-name="T15">3</text:span> - Non-transferrable concept</text:p>
      <text:p text:style-name="P4">4 - Politician and lobbyis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2:55:20.404704130</meta:creation-date>
    <dc:date>2023-01-21T18:19:01.718897003</dc:date>
    <meta:editing-duration>PT4H50M10S</meta:editing-duration>
    <meta:editing-cycles>23</meta:editing-cycles>
    <meta:generator>LibreOffice/7.3.6.2$Linux_X86_64 LibreOffice_project/30$Build-2</meta:generator>
    <meta:document-statistic meta:table-count="0" meta:image-count="0" meta:object-count="0" meta:page-count="1" meta:paragraph-count="19" meta:word-count="335" meta:character-count="1989" meta:non-whitespace-character-count="1681"/>
  </office:meta>
</office:document-meta>
</file>